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2c9" officeooo:paragraph-rsid="0019a2c9"/>
    </style:style>
    <style:style style:name="P2" style:family="paragraph" style:parent-style-name="Standard">
      <style:text-properties officeooo:rsid="0019a2c9" officeooo:paragraph-rsid="0019a2c9"/>
    </style:style>
    <style:style style:name="T1" style:family="text">
      <style:text-properties officeooo:rsid="001a66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How are you feeling </text:p>
      <text:p text:style-name="P1"><text:s text:c="11"/>sunshine</text:p>
      <text:p text:style-name="P1"><text:tab/><text:tab/><text:span text:style-name="T1">I love you so muc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5:29:25.234878036</meta:creation-date>
    <dc:date>2025-04-19T15:41:02.151554672</dc:date>
    <meta:editing-duration>PT4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0" meta:character-count="65" meta:non-whitespace-character-count="38"/>
  </office:meta>
</office:document-meta>
</file>